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a29bf" officeooo:paragraph-rsid="001a29bf"/>
    </style:style>
    <style:style style:name="P2" style:family="paragraph" style:parent-style-name="Preformatted_20_Text" style:list-style-name="L1">
      <style:text-properties officeooo:rsid="001a29bf" officeooo:paragraph-rsid="001a29bf"/>
    </style:style>
    <style:style style:name="P3" style:family="paragraph" style:parent-style-name="Preformatted_20_Text">
      <style:text-properties fo:font-size="13pt" officeooo:rsid="001b2927" officeooo:paragraph-rsid="001b2927" style:font-size-asian="13pt" style:font-size-complex="13pt"/>
    </style:style>
    <style:style style:name="P4" style:family="paragraph" style:parent-style-name="Preformatted_20_Text" style:list-style-name="L2">
      <style:text-properties fo:font-size="13pt" officeooo:rsid="001b2927" officeooo:paragraph-rsid="001b2927" style:font-size-asian="13pt" style:font-size-complex="13pt"/>
    </style:style>
    <style:style style:name="P5" style:family="paragraph" style:parent-style-name="Preformatted_20_Text" style:list-style-name="L3">
      <style:text-properties fo:font-size="13pt" officeooo:rsid="001b2927" officeooo:paragraph-rsid="001b2927" style:font-size-asian="13pt" style:font-size-complex="13pt"/>
    </style:style>
    <style:style style:name="P6" style:family="paragraph" style:parent-style-name="Preformatted_20_Text">
      <style:text-properties fo:font-size="13pt" fo:font-weight="bold" officeooo:rsid="001b2927" officeooo:paragraph-rsid="001b2927" style:font-size-asian="13pt" style:font-weight-asian="bold" style:font-size-complex="13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⍰ Тип недвижимости</text:p>
      <text:list xml:id="list4639771615993040837" text:style-name="L2">
        <text:list-item>
          <text:p text:style-name="P4">Квартира, Комната </text:p>
        </text:list-item>
        <text:list-item>
          <text:p text:style-name="P4">Дом, Дача, Коттедж </text:p>
        </text:list-item>
        <text:list-item>
          <text:p text:style-name="P4">Земельный участок </text:p>
        </text:list-item>
        <text:list-item>
          <text:p text:style-name="P4">Гараж, Машиноместо </text:p>
        </text:list-item>
        <text:list-item>
          <text:p text:style-name="P4">Помещение, Склад, Офис </text:p>
        </text:list-item>
        <text:list-item>
          <text:p text:style-name="P4">Офисное здание </text:p>
        </text:list-item>
        <text:list-item>
          <text:p text:style-name="P4">Предприятие </text:p>
        </text:list-item>
        <text:list-item>
          <text:p text:style-name="P4">Гостиница </text:p>
        </text:list-item>
        <text:list-item>
          <text:p text:style-name="P4">Торговый центр </text:p>
        </text:list-item>
        <text:list-item>
          <text:p text:style-name="P4">Магазин </text:p>
        </text:list-item>
        <text:list-item>
          <text:p text:style-name="P4">Другое </text:p>
        </text:list-item>
      </text:list>
      <text:p text:style-name="P3"/>
      <text:p text:style-name="P3">⍰ Квартира, Часть квартиры</text:p>
      <text:p text:style-name="P6">Статус</text:p>
      <text:list xml:id="list6297031461301144999" text:style-name="L3">
        <text:list-item>
          <text:p text:style-name="P5">Квартиры </text:p>
        </text:list-item>
        <text:list-item>
          <text:p text:style-name="P5">Жилого помещения </text:p>
        </text:list-item>
      </text:list>
      <text:p text:style-name="P3">Комнаты и площадь</text:p>
      <text:p text:style-name="P3">Всего комнат <text:s/></text:p>
      <text:p text:style-name="P3">В собственности комнат <text:s/></text:p>
      <text:p text:style-name="P3">Общая площадь </text:p>
      <text:p text:style-name="P3">Жилая площадь </text:p>
      <text:p text:style-name="P3">Инженерные коммуникации:</text:p>
      <text:p text:style-name="P3">Электричество </text:p>
      <text:p text:style-name="P3">Вода </text:p>
      <text:p text:style-name="P3">Отопление </text:p>
      <text:p text:style-name="P3">Газ </text:p>
      <text:p text:style-name="P3">Канализация </text:p>
      <text:p text:style-name="P3">Лифт </text:p>
      <text:p text:style-name="P3">Другое:</text:p>
      <text:p text:style-name="P3">Студия </text:p>
      <text:p text:style-name="P3">Кондиционер </text:p>
      <text:p text:style-name="P3">Не шумные соседи </text:p>
      <text:p text:style-name="P3">⍰ Помещение</text:p>
      <text:p text:style-name="P3">Офисное(контора) </text:p>
      <text:p text:style-name="P3">Торговое </text:p>
      <text:p text:style-name="P3">Складское </text:p>
      <text:p text:style-name="P3">Свободного назначения </text:p>
      <text:p text:style-name="P3">Салон красоты, парикмахерская </text:p>
      <text:p text:style-name="P3">Производственного назначения <text:s/></text:p>
      <text:p text:style-name="P3">Общественного питания </text:p>
      <text:p text:style-name="P3">Коммуникации</text:p>
      <text:p text:style-name="P3">Горячая Вода </text:p>
      <text:p text:style-name="P3">Холодная Вода </text:p>
      <text:p text:style-name="P3">Электричесвто </text:p>
      <text:p text:style-name="P3">Отопление </text:p>
      <text:p text:style-name="P3">Газ </text:p>
      <text:p text:style-name="P3">Дополнительно имеется</text:p>
      <text:p text:style-name="P3"><text:soft-page-break/>Офисное помещение </text:p>
      <text:p text:style-name="P3">Комната для рабочих </text:p>
      <text:p text:style-name="P3">Санузел </text:p>
      <text:p text:style-name="P3">Кухня </text:p>
      <text:p text:style-name="P3">Комната отдыха </text:p>
      <text:p text:style-name="P3">⍰ Предприятие</text:p>
      <text:p text:style-name="P3">Завод </text:p>
      <text:p text:style-name="P3">Комбинат </text:p>
      <text:p text:style-name="P3">Фабрика </text:p>
      <text:p text:style-name="P3">Рудник </text:p>
      <text:p text:style-name="P3">Шахта </text:p>
      <text:p text:style-name="P3">Электростанция </text:p>
      <text:p text:style-name="P3">⍰ Дом</text:p>
      <text:p text:style-name="P3">Тип дома</text:p>
      <text:p text:style-name="P3">Панельный </text:p>
      <text:p text:style-name="P3">Монолитный </text:p>
      <text:p text:style-name="P3">Блочный </text:p>
      <text:p text:style-name="P3">Кирпичный </text:p>
      <text:p text:style-name="P3">Фундамент</text:p>
      <text:p text:style-name="P3">Ленточный </text:p>
      <text:p text:style-name="P3">Столбчатый </text:p>
      <text:p text:style-name="P3">Свайный </text:p>
      <text:p text:style-name="P3">Плитный </text:p>
      <text:p text:style-name="P3">Континуальные </text:p>
      <text:p text:style-name="P3">Другое</text:p>
      <text:p text:style-name="P3">Вторичное жилье </text:p>
      <text:p text:style-name="P3">Первичное жилье </text:p>
      <text:p text:style-name="P3">Высота потолков </text:p>
      <text:p text:style-name="P3">Детская площадка </text:p>
      <text:p text:style-name="P3">Есть домофон </text:p>
      <text:p text:style-name="P3">⍰ Гараж, Машиноместо</text:p>
      <text:p text:style-name="P3">Гараж</text:p>
      <text:p text:style-name="P3">Машиноместо</text:p>
      <text:p text:style-name="P3">Охраняется </text:p>
      <text:p text:style-name="P3">Гараж какой</text:p>
      <text:p text:style-name="P3">Железобетонный </text:p>
      <text:p text:style-name="P3">Металлический </text:p>
      <text:p text:style-name="P3">Кирпичный </text:p>
      <text:p text:style-name="P3">⍰ Земельный участок</text:p>
      <text:p text:style-name="P3">Площадь участка</text:p>
      <text:p text:style-name="P3">Есть сад</text:p>
      <text:p text:style-name="P3">Есть пасека</text:p>
      <text:p text:style-name="P3">В саду есть:</text:p>
      <text:p text:style-name="P3">Малина </text:p>
      <text:p text:style-name="P3">Крыжовник </text:p>
      <text:p text:style-name="P3">Смородина </text:p>
      <text:p text:style-name="P3">Рябина </text:p>
      <text:p text:style-name="P3">Грецкий орех </text:p>
      <text:p text:style-name="P3">Яблоня </text:p>
      <text:p text:style-name="P3"><text:soft-page-break/>Груша </text:p>
      <text:p text:style-name="P3">Мандарин </text:p>
      <text:p text:style-name="P3">Абрикос </text:p>
      <text:p text:style-name="P3">Лимон </text:p>
      <text:p text:style-name="P3">Апельсин </text:p>
      <text:p text:style-name="P3">Вишня </text:p>
      <text:p text:style-name="P3"></text:p>
      <text:p text:style-name="P3">Добавить еще</text:p>
      <text:p text:style-name="P3">Добавить</text:p>
      <text:p text:style-name="P3">Есть возможность подключить:</text:p>
      <text:p text:style-name="P3">Электричество </text:p>
      <text:p text:style-name="P3">Водопровод </text:p>
      <text:p text:style-name="P3">Газ </text:p>
      <text:p text:style-name="P3">Интернет </text:p>
      <text:p text:style-name="P3">Канализация </text:p>
      <text:p text:style-name="P3">Отопление </text:p>
      <text:p text:style-name="P3">Хозпостройки:</text:p>
      <text:p text:style-name="P3">Баня </text:p>
      <text:p text:style-name="P3">Гараж </text:p>
      <text:p text:style-name="P3">Летняя кухня </text:p>
      <text:p text:style-name="P3">Беседка </text:p>
      <text:p text:style-name="P3">Парник </text:p>
      <text:p text:style-name="P3">Теплица </text:p>
      <text:p text:style-name="P3">Колодец </text:p>
      <text:p text:style-name="P3">Скважина </text:p>
      <text:p text:style-name="P3">Садовая мебель </text:p>
      <text:p text:style-name="P3"></text:p>
      <text:p text:style-name="P3">Добавить еще</text:p>
      <text:p text:style-name="P3">Добавить</text:p>
      <text:p text:style-name="P3">Другое:</text:p>
      <text:p text:style-name="P3">На участке растет лес</text:p>
      <text:p text:style-name="P3">Какой лес</text:p>
      <text:p text:style-name="P3">На участке есть болото</text:p>
      <text:p text:style-name="P3">Рядом есть река</text:p>
      <text:p text:style-name="P3">⍰ Парковка</text:p>
      <text:p text:style-name="P3">Подземня </text:p>
      <text:p text:style-name="P3">Наземная </text:p>
      <text:p text:style-name="P3">Охраняемая </text:p>
      <text:p text:style-name="P3">⍰ Куда выходят окна</text:p>
      <text:p text:style-name="P3">Во двор </text:p>
      <text:p text:style-name="P3">На море </text:p>
      <text:p text:style-name="P3">На горы </text:p>
      <text:p text:style-name="P3">На пляж </text:p>
      <text:p text:style-name="P3">На реку </text:p>
      <text:p text:style-name="P3">⍰ Умный дом</text:p>
      <text:p text:style-name="P3">Система освещения</text:p>
      <text:p text:style-name="P3">Система температуры и проветривания</text:p>
      <text:p text:style-name="P3">Обогрев за счет геотермального теплового насоса</text:p>
      <text:p text:style-name="P3">Ветрогенератор</text:p>
      <text:p text:style-name="P3"><text:soft-page-break/>Солнечные батареи</text:p>
      <text:p text:style-name="P3">Коллектор нагревающий воду</text:p>
      <text:p text:style-name="P3">Система диспетчеризации</text:p>
      <text:p text:style-name="P3">Система безопасности и мониторинга</text:p>
      <text:p text:style-name="P3">Система электропитания здания</text:p>
      <text:p text:style-name="P3">⍰ Провайдеры интернета и телевидиния</text:p>
      <text:p text:style-name="P3">Провайдер №1</text:p>
      <text:p text:style-name="P3">Добавить</text:p>
      <text:p text:style-name="P3">⍰ Управляющая компания ЖКХ</text:p>
      <text:p text:style-name="P3">Название</text:p>
      <text:p text:style-name="P3">Адрес</text:p>
      <text:p text:style-name="P3">Комментарий</text:p>
      <text:p text:style-name="P3">⍰ Что есть рядом</text:p>
      <text:p text:style-name="P3">Время до метро</text:p>
      <text:p text:style-name="P3">Пешком</text:p>
      <text:p text:style-name="P3">На машине</text:p>
      <text:p text:style-name="P3">Время до центра</text:p>
      <text:p text:style-name="P3">Пешком</text:p>
      <text:p text:style-name="P3">На машине</text:p>
      <text:p text:style-name="P3">На городском транспорте</text:p>
      <text:p text:style-name="P3">Рядом есть лес\парк</text:p>
      <text:p text:style-name="P3">Как долеко</text:p>
      <text:p text:style-name="P3">Рядом есть садик</text:p>
      <text:p text:style-name="P3">Как долеко</text:p>
      <text:p text:style-name="P3">Рядом есть школа</text:p>
      <text:p text:style-name="P3">Как долеко</text:p>
      <text:p text:style-name="P3">Институт</text:p>
      <text:p text:style-name="P3">Какое</text:p>
      <text:p text:style-name="P3">Как долеко</text:p>
      <text:p text:style-name="P3">Рядом есть продуктовые магазины</text:p>
      <text:p text:style-name="P3">Что еще есть рядом?</text:p>
      <text:p text:style-name="P3">Добавить</text:p>
      <text:p text:style-name="P3">Транспортное сообщение,инфраструктура</text:p>
      <text:p text:style-name="P3">Наличие поликлиники. Мед.учреждений</text:p>
      <text:p text:style-name="P3">⍰ Кухня</text:p>
      <text:p text:style-name="P3">Газовая плита</text:p>
      <text:p text:style-name="P3">Мойка</text:p>
      <text:p text:style-name="P3">Посудомойка</text:p>
      <text:p text:style-name="P3">Холодильник</text:p>
      <text:p text:style-name="P3">Вытяжка</text:p>
      <text:p text:style-name="P3">Стол</text:p>
      <text:p text:style-name="P3">Шкаф</text:p>
      <text:p text:style-name="P3">С балконом\лоджией</text:p>
      <text:p text:style-name="P3">⍰ Санузел</text:p>
      <text:p text:style-name="P3">Раздельный</text:p>
      <text:p text:style-name="P3">Совмещен</text:p>
      <text:p text:style-name="P3">Унитаз есть</text:p>
      <text:p text:style-name="P3">Ванная есть</text:p>
      <text:p text:style-name="P3">Биде есть</text:p>
      <text:p text:style-name="P3"><text:soft-page-break/>Полки есть</text:p>
      <text:p text:style-name="P3">⍰ Отель</text:p>
      <text:p text:style-name="P3">5 звезд</text:p>
      <text:p text:style-name="P3">⍰ Торговый центр</text:p>
      <text:p text:style-name="P3">10 этажей</text:p>
      <text:p text:style-name="P3">⍰ Магазин</text:p>
      <text:p text:style-name="P3">Есть холодное пиво</text:p>
      <text:p text:style-name="P3">⍰ Другое</text:p>
      <text:p text:style-name="P3">Класное мест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09:33:26.047302283</dc:date>
    <meta:generator>LibreOffice/4.2.8.2$Linux_X86_64 LibreOffice_project/420m0$Build-2</meta:generator>
    <meta:editing-duration>PT47M15S</meta:editing-duration>
    <meta:editing-cycles>5</meta:editing-cycles>
    <meta:document-statistic meta:table-count="0" meta:image-count="0" meta:object-count="0" meta:page-count="5" meta:paragraph-count="203" meta:word-count="371" meta:character-count="2799" meta:non-whitespace-character-count="2335"/>
  </office:meta>
</office:document-meta>
</file>